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xception.CacheException( String msg ,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xception.CacheException(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xception.Cach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xception.Cach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